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Bouquet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346cm" fo:min-width="7.85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text-align="justify"/>
      <style:text-properties style:text-position="0% 100%" fo:font-style="normal" style:font-style-asian="normal" style:font-style-complex="normal"/>
    </style:style>
    <style:style style:name="P2" style:family="paragraph">
      <loext:graphic-properties draw:fill="none" draw:fill-color="#ffffff"/>
      <style:paragraph-properties fo:text-align="justify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82cm" svg:height="0.962cm" svg:x="11.747cm" svg:y="1.578cm">
          <draw:text-box>
            <text:p text:style-name="P1"><text:span text:style-name="T1">Project Monyeka</text:span></text:p>
          </draw:text-box>
        </draw:frame>
        <draw:custom-shape draw:name="Start-End" draw:style-name="gr2" draw:text-style-name="P4" xml:id="id1" draw:id="id1" draw:layer="layout" svg:width="3cm" svg:height="1cm" svg:x="13.192cm" svg:y="3.175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" draw:style-name="gr3" draw:text-style-name="P5" draw:layer="layout" svg:x1="14.692cm" svg:y1="4.175cm" svg:x2="14.696cm" svg:y2="4.914cm" draw:start-shape="id1" draw:start-glue-point="6" draw:end-shape="id2" draw:end-glue-point="4" svg:d="M14692 4175v370h4v369" svg:viewBox="0 0 5 740">
          <text:p/>
        </draw:connector>
        <draw:connector draw:name="Connector 1" draw:style-name="gr4" draw:text-style-name="P5" draw:layer="layout" svg:x1="14.696cm" svg:y1="6.914cm" svg:x2="18.443cm" svg:y2="7.461cm" draw:start-shape="id2" draw:start-glue-point="6" draw:end-shape="id3" draw:end-glue-point="5" svg:d="M14696 6914v274h3747v273" svg:viewBox="0 0 3748 548">
          <text:p/>
        </draw:connector>
        <draw:custom-shape draw:name="Decision" draw:style-name="gr5" draw:text-style-name="P4" xml:id="id2" draw:id="id2" draw:layer="layout" svg:width="3cm" svg:height="2cm" svg:x="13.196cm" svg:y="4.914cm">
          <text:p text:style-name="P3"><text:span text:style-name="T2">new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" draw:style-name="gr6" draw:text-style-name="P4" xml:id="id3" draw:id="id3" draw:layer="layout" svg:width="3cm" svg:height="2cm" svg:x="16.943cm" svg:y="7.461cm">
          <text:p text:style-name="P3"><text:span text:style-name="T2">Programming</text:span></text:p>
          <text:p text:style-name="P3"><text:span text:style-name="T2">Langu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ata 1" draw:style-name="gr7" draw:text-style-name="P4" xml:id="id4" draw:id="id4" draw:layer="layout" svg:width="3cm" svg:height="2cm" svg:x="12.877cm" svg:y="7.461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8" draw:text-style-name="P5" draw:layer="layout" svg:x1="17.243cm" svg:y1="8.461cm" svg:x2="15.572cm" svg:y2="8.461cm" draw:start-shape="id3" draw:start-glue-point="6" draw:end-shape="id4" draw:end-glue-point="9" svg:d="M17243 8461h-1671" svg:viewBox="0 0 1672 1">
          <text:p/>
        </draw:connector>
        <draw:custom-shape draw:name="Process" draw:style-name="gr9" draw:text-style-name="P4" xml:id="id5" draw:id="id5" draw:layer="layout" svg:width="8.358cm" svg:height="2.596cm" svg:x="12.951cm" svg:y="10.581cm">
          <text:p text:style-name="P3"><text:span text:style-name="T2">Move </text:span></text:p>
          <text:p text:style-name="P3"><text:span text:style-name="T2">~/.config/MonyekaTemplates/Language</text:span></text:p>
          <text:p text:style-name="P3"><text:span text:style-name="T2">To</text:span></text:p>
          <text:p text:style-name="P3"><text:span text:style-name="T2">$(pwd)/$(ProjectNam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5" draw:layer="layout" svg:x1="13.177cm" svg:y1="8.461cm" svg:x2="17.13cm" svg:y2="10.581cm" draw:start-shape="id4" draw:start-glue-point="6" draw:end-shape="id5" draw:end-glue-point="4" svg:d="M13177 8461h-565v1561h4518v559" svg:viewBox="0 0 4519 212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21:51:50.510269668</meta:creation-date>
    <dc:date>2025-08-31T22:39:54.832628799</dc:date>
    <meta:editing-duration>PT5M9S</meta:editing-duration>
    <meta:editing-cycles>1</meta:editing-cycles>
    <meta:document-statistic meta:object-count="10"/>
    <meta:generator>LibreOffice/25.8.1.1$Linux_X86_64 LibreOffice_project/580$Build-1</meta:generator>
  </office:meta>
</office:document-meta>
</file>